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office:value-type="string" calcext:value-type="string">
            <text:p>X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number-columns-repeated="7"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W5])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25" calcext:value-type="float">
            <text:p>25</text:p>
          </table:table-cell>
          <table:table-cell table:formula="of:=PRODUCT([.C5];0)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PRODUCT([.H5];0)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PRODUCT([.M5]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PRODUCT([.O5];0)" office:value-type="float" office:value="0" calcext:value-type="float">
            <text:p>0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table:style-name="ce1" office:value-type="string" calcext:value-type="string">
            <text:p>Tot. Pago</text:p>
          </table:table-cell>
          <table:table-cell table:formula="of:=SUM([.B6:.W6])" office:value-type="float" office:value="835" calcext:value-type="float">
            <text:p>835</text:p>
          </table:table-cell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10T11:19:02.810198932</dc:date>
    <meta:editing-duration>PT1H51M8S</meta:editing-duration>
    <meta:editing-cycles>8</meta:editing-cycles>
    <meta:generator>LibreOffice/7.3.7.2$Linux_X86_64 LibreOffice_project/30$Build-2</meta:generator>
    <meta:document-statistic meta:table-count="1" meta:cell-count="142" meta:object-count="0"/>
  </office:meta>
</office:document-meta>
</file>